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標楷體" fo:font-size="17pt" fo:font-weight="bold" officeooo:rsid="06803882" officeooo:paragraph-rsid="1352829a" style:font-name-asian="標楷體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333333" style:font-name="標楷體" fo:font-size="17pt" fo:font-weight="bold" officeooo:rsid="07ca52e4" officeooo:paragraph-rsid="1352829a" style:font-name-asian="標楷體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style:font-name="標楷體" fo:font-size="17pt" fo:font-weight="bold" officeooo:rsid="07ca52e4" officeooo:paragraph-rsid="1352829a" style:font-name-asian="標楷體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font-name="標楷體" fo:font-size="17pt" fo:font-weight="bold" officeooo:rsid="07ca52e4" officeooo:paragraph-rsid="1352829a" style:font-name-asian="標楷體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 style:list-style-name="L1">
      <style:text-properties fo:color="#333333" style:font-name="標楷體" fo:font-size="17pt" fo:font-weight="bold" officeooo:rsid="08476271" officeooo:paragraph-rsid="1352829a" style:font-name-asian="標楷體" style:font-size-asian="17pt" style:language-asian="zh" style:country-asian="TW" style:font-weight-asian="bold" style:font-size-complex="17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12952989" text:style-name="L1">
        <text:list-item>
          <text:p text:style-name="P3">無機體、有機體、游離體</text:p>
          <text:list>
            <text:list-item>
              <text:p text:style-name="P4">無機體</text:p>
              <text:list>
                <text:list-item text:start-value="1">
                  <text:p text:style-name="P5">只有 肉質層，沒有 意識層。</text:p>
                  <text:list>
                    <text:list-item>
                      <text:p text:style-name="P5">肉質層 由 能量 構成。</text:p>
                    </text:list-item>
                  </text:list>
                </text:list-item>
                <text:list-item>
                  <text:p text:style-name="P4">例如：水。</text:p>
                </text:list-item>
              </text:list>
            </text:list-item>
            <text:list-item>
              <text:p text:style-name="P4">有機體</text:p>
              <text:list>
                <text:list-item>
                  <text:p text:style-name="P5">（必須要）有 肉質層、意識層。</text:p>
                  <text:list>
                    <text:list-item>
                      <text:p text:style-name="P5">肉質層 由 能量 構成。</text:p>
                    </text:list-item>
                  </text:list>
                </text:list-item>
                <text:list-item>
                  <text:p text:style-name="P4">例如：人。</text:p>
                </text:list-item>
              </text:list>
            </text:list-item>
            <text:list-item>
              <text:p text:style-name="P4">游離體</text:p>
              <text:list>
                <text:list-item>
                  <text:p text:style-name="P5">有 意識層，肉質層 可有可無、可模組化。</text:p>
                </text:list-item>
                <text:list-item>
                  <text:p text:style-name="P4">有游體</text:p>
                  <text:list>
                    <text:list-item>
                      <text:p text:style-name="P4">意識層 由 儲量 構成。</text:p>
                    </text:list-item>
                    <text:list-item>
                      <text:p text:style-name="P4">例如：。</text:p>
                    </text:list-item>
                  </text:list>
                </text:list-item>
                <text:list-item>
                  <text:p text:style-name="P4">無游體</text:p>
                  <text:list>
                    <text:list-item>
                      <text:p text:style-name="P4">意識層 不由 能量、儲量 構成。</text:p>
                    </text:list-item>
                    <text:list-item>
                      <text:p text:style-name="P4">例如：體制。</text:p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2-11-22T15:22:43.088000000</dc:date>
    <meta:editing-duration>P9DT18H14M39S</meta:editing-duration>
    <meta:editing-cycles>4570</meta:editing-cycles>
    <meta:document-statistic meta:table-count="0" meta:image-count="0" meta:object-count="0" meta:page-count="1" meta:paragraph-count="17" meta:word-count="147" meta:character-count="181" meta:non-whitespace-character-count="164"/>
  </office:meta>
</office:document-meta>
</file>